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333333" style:font-name="Menlo" fo:font-size="13pt" fo:font-weight="normal" officeooo:rsid="00038e8d" officeooo:paragraph-rsid="00038e8d" fo:background-color="#ffffff" style:font-size-asian="11.3500003814697pt" style:font-size-complex="13pt"/>
    </style:style>
    <style:style style:name="P3" style:family="paragraph" style:parent-style-name="Standard">
      <style:paragraph-properties style:line-height-at-least="0.4cm"/>
      <style:text-properties fo:color="#333333" style:font-name="Menlo" fo:font-size="7.59999990463257pt" fo:font-weight="normal" fo:background-color="#ffffff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ce9178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c586c0"/>
    </style:style>
    <style:style style:name="T8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rection TP AJAX</text:p>
      <text:p text:style-name="P3"/>
      <text:p text:style-name="P3"/>
      <text:p text:style-name="P3">const url = "https://www.prevision-meteo.ch/services/json/paris";</text:p>
      <text:p text:style-name="P3">// Récup de l'élément qui déclenche l'action</text:p>
      <text:p text:style-name="P3">const button = document.getElementById('ask-weather');</text:p>
      <text:p text:style-name="P3">// Quand on click sur le bouton</text:p>
      <text:p text:style-name="P3">button.addEventListener('click', function(e) {</text:p>
      <text:p text:style-name="P3">// On appel l'API</text:p>
      <text:p text:style-name="P3">var askWeather = new XMLHttpRequest()</text:p>
      <text:p text:style-name="P3">askWeather.open("GET", url)</text:p>
      <text:p text:style-name="P3">askWeather.onreadystatechange = function(event){</text:p>
      <text:p text:style-name="P3">if(this.readyState === XMLHttpRequest.DONE){</text:p>
      <text:p text:style-name="P3">if(this.status === 200) {</text:p>
      <text:p text:style-name="P3">const weather = JSON.parse(this.responseText)</text:p>
      <text:p text:style-name="P3">const weatherResult = document.getElementById('weather-result');</text:p>
      <text:p text:style-name="P3">const result = document.createElement('p').innerText =`Aujourd'hui à Paris : ${weather.current_condition.condition} - ${weather.current_condition.tmp}°`</text:p>
      <text:p text:style-name="P3">weatherResult.append(result);</text:p>
      <text:p text:style-name="P3">} else{</text:p>
      <text:p text:style-name="P3">console.error("Statut :" + this.status);</text:p>
      <text:p text:style-name="P3">}</text:p>
      <text:p text:style-name="P3">}</text:p>
      <text:p text:style-name="P3">}</text:p>
      <text:p text:style-name="P3">askWeather.send()</text:p>
      <text:p text:style-name="P1"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44:47.785689605</meta:creation-date>
    <dc:date>2020-10-08T18:07:21.669977417</dc:date>
    <meta:editing-duration>PT11M4S</meta:editing-duration>
    <meta:editing-cycles>2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23" meta:word-count="80" meta:character-count="815" meta:non-whitespace-character-count="758"/>
  </office:meta>
</office:document-meta>
</file>